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800000300EC1D3B31427BCCE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exagons-title">
      <style:graphic-properties draw:auto-grow-height="true" fo:min-height="4.321cm"/>
    </style:style>
    <style:style style:name="pr2" style:family="presentation" style:parent-style-name="Hexagons-outline1">
      <style:graphic-properties fo:min-height="11.001cm"/>
    </style:style>
    <style:style style:name="pr3" style:family="presentation" style:parent-style-name="Hexagons-notes">
      <style:graphic-properties draw:fill-color="#ffffff" draw:auto-grow-height="true" fo:min-height="13.364cm"/>
    </style:style>
    <style:style style:name="pr4" style:family="presentation" style:parent-style-name="Hexagons-title">
      <style:graphic-properties fo:min-height="4.321cm"/>
    </style:style>
    <style:style style:name="pr5" style:family="presentation" style:parent-style-name="Hexagons-outline1">
      <style:graphic-properties fo:min-height="11.002cm"/>
    </style:style>
    <style:style style:name="pr6" style:family="presentation" style:parent-style-name="Hexagons-notes">
      <style:graphic-properties draw:fill-color="#ffffff" fo:min-height="13.364cm"/>
    </style:style>
    <style:style style:name="pr7" style:family="presentation" style:parent-style-name="Hexagons-title">
      <style:graphic-properties fo:min-height="3.239cm"/>
    </style:style>
    <style:style style:name="P1" style:family="paragraph">
      <style:text-properties style:font-name="Liberation Mono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font-size="15.5pt" style:font-size-asian="15.5pt" style:font-size-complex="15.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text-properties fo:font-size="40pt" fo:font-style="normal" style:font-size-asian="40pt" style:font-style-asian="normal" style:font-size-complex="40pt" style:font-style-complex="normal"/>
    </style:style>
    <style:style style:name="T1" style:family="text">
      <style:text-properties style:font-name="Liberation Mono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ffffff" style:text-outline="false" style:text-line-through-style="none" style:text-line-through-type="none" style:font-name="DejaVu Sans Light" fo:font-size="20.5pt" fo:font-style="normal" fo:text-shadow="none" style:text-underline-style="none" fo:font-weight="normal" style:letter-kerning="true" style:font-name-asian="WenQuanYi Micro Hei" style:font-size-asian="20.5pt" style:font-style-asian="normal" style:font-weight-asian="normal" style:font-name-complex="Lohit Hindi" style:font-size-complex="2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da7d8" fo:font-size="20.5pt" style:font-size-asian="20.5pt" style:font-size-complex="20.5pt"/>
    </style:style>
    <style:style style:name="T4" style:family="text">
      <style:text-properties fo:font-size="20.5pt" style:font-size-asian="20.5pt" style:font-size-complex="20.5pt"/>
    </style:style>
    <style:style style:name="T5" style:family="text">
      <style:text-properties fo:color="#ffffff" style:text-outline="false" style:text-line-through-style="none" style:text-line-through-type="none" style:font-name="DejaVu Sans Light" fo:font-size="29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aaad" fo:font-size="40.5pt" fo:font-style="normal" style:font-size-asian="40.5pt" style:font-style-asian="normal" style:font-size-complex="40.5pt" style:font-style-complex="normal"/>
    </style:style>
    <style:style style:name="T9" style:family="text">
      <style:text-properties fo:font-size="40.5pt" fo:font-style="normal" style:font-size-asian="40.5pt" style:font-style-asian="normal" style:font-size-complex="40.5pt" style:font-style-complex="normal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72bf44" fo:font-size="40.5pt" fo:font-style="normal" style:font-size-asian="40.5pt" style:font-style-asian="normal" style:font-size-complex="40.5pt" style:font-style-complex="normal"/>
    </style:style>
    <style:style style:name="T12" style:family="text">
      <style:text-properties fo:color="#ce181e" fo:font-size="40.5pt" fo:font-style="normal" style:font-size-asian="40.5pt" style:font-style-asian="normal" style:font-size-complex="40.5pt" style:font-style-complex="normal"/>
    </style:style>
    <style:style style:name="T13" style:family="text">
      <style:text-properties fo:color="#ffffff" fo:font-size="40.5pt" fo:font-style="normal" style:font-size-asian="40.5pt" style:font-style-asian="normal" style:font-size-complex="40.5pt" style:font-style-complex="normal"/>
    </style:style>
    <style:style style:name="T14" style:family="text">
      <style:text-properties fo:color="#fff450" fo:font-size="40.5pt" fo:font-style="normal" fo:background-color="transparent" style:font-size-asian="40.5pt" style:font-style-asian="normal" style:font-size-complex="40.5pt" style:font-style-complex="normal"/>
    </style:style>
    <style:style style:name="T15" style:family="text">
      <style:text-properties fo:font-size="40.5pt" fo:font-style="italic" style:font-size-asian="40.5pt" style:font-style-asian="italic" style:font-size-complex="40.5pt" style:font-style-complex="italic"/>
    </style:style>
    <style:style style:name="T16" style:family="text">
      <style:text-properties fo:font-size="40.5pt" fo:font-style="italic" style:text-underline-style="solid" style:text-underline-width="auto" style:text-underline-color="font-color" style:font-size-asian="40.5pt" style:font-style-asian="italic" style:font-size-complex="40.5pt" style:font-style-complex="italic"/>
    </style:style>
    <style:style style:name="T17" style:family="text">
      <style:text-properties fo:font-size="40.5pt" fo:font-style="normal" style:text-underline-style="none" style:font-size-asian="40.5pt" style:font-style-asian="normal" style:font-size-complex="40.5pt" style:font-style-complex="normal"/>
    </style:style>
    <style:style style:name="T18" style:family="text">
      <style:text-properties fo:font-size="40pt" fo:font-style="italic" style:font-size-asian="40pt" style:font-style-asian="italic" style:font-size-complex="40pt" style:font-style-complex="italic"/>
    </style:style>
    <style:style style:name="T19" style:family="text">
      <style:text-properties fo:color="#ffffff" fo:font-size="40.5pt" fo:font-style="italic" style:font-size-asian="40.5pt" style:font-style-asian="italic" style:font-size-complex="40.5pt" style:font-style-complex="italic"/>
    </style:style>
    <style:style style:name="T20" style:family="text">
      <style:text-properties fo:color="#7da7d8" fo:font-size="40.5pt" fo:font-style="normal" style:font-size-asian="40.5pt" style:font-style-asian="normal" style:font-size-complex="40.5pt" style:font-style-complex="normal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color="#5e8ac7" fo:font-size="40pt" style:text-underline-style="solid" style:text-underline-width="auto" style:text-underline-color="font-color" style:font-size-asian="40pt" style:font-size-complex="40pt"/>
    </style:style>
    <style:style style:name="T23" style:family="text">
      <style:text-properties fo:color="#5e8ac7" fo:font-size="40pt" style:text-underline-style="none" style:font-size-asian="40pt" style:font-size-complex="40pt"/>
    </style:style>
    <style:style style:name="T24" style:family="text">
      <style:text-properties fo:color="#ffffff" fo:font-size="40pt" style:text-underline-style="none" style:font-size-asian="40pt" style:font-size-complex="40pt"/>
    </style:style>
    <style:style style:name="T25" style:family="text">
      <style:text-properties fo:color="#ffffff" fo:font-size="80pt" style:text-underline-style="none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30.959cm" svg:height="4.321cm" svg:x="1.2cm" svg:y="5.659cm" presentation:class="title" presentation:user-transformed="true">
          <draw:text-box>
            <text:p><text:span text:style-name="T1">Open-Source</text:span><text:span text:style-name="T1"><text:line-break/></text:span><text:span text:style-name="T1">Software Basics</text:span></text:p>
          </draw:text-box>
        </draw:frame>
        <draw:frame presentation:style-name="pr2" draw:text-style-name="P2" draw:layer="layout" svg:width="30.271cm" svg:height="11.252cm" svg:x="10.529cm" svg:y="15.8cm" presentation:class="outline" presentation:user-transformed="true">
          <draw:text-box>
            <text:list text:style-name="L2">
              <text:list-header>
                <text:p><text:span text:style-name="T2">Stefanos Baziotis, sdi1600105@di.uoa.gr, </text:span><text:span text:style-name="T3"><text:a xlink:href="https://github.com/baziotis" xlink:type="simple">@baziotis</text:a></text:span><text:span text:style-name="T4"><text:s/>(Github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What is Open-Source Software?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Simply, software for which the source code is available</text:p>
              </text:list-item>
              <text:list-item>
                <text:p>Howeve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What is Open-Source Software?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Simply, software for which the source code is available</text:p>
              </text:list-item>
              <text:list-item>
                <text:p>However... The fact that some software is open-source, usually implies a couple of things about its develop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The software is developed by a commun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The software is developed by a community.</text:p>
              </text:list-item>
              <text:list-item>
                <text:p>This starts with someone that publishes some code that programs some software (and usually, only the source cod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The software is developed by a community.</text:p>
              </text:list-item>
              <text:list-item>
                <text:p><text:span text:style-name="T5">This starts with someone that publishes some code that programs some software</text:span> (and usually, only the source code).</text:p>
              </text:list-item>
              <text:list-item>
                <text:p>Then people interested in this software come and <text:span text:style-name="T6">contribute </text:span><text:span text:style-name="T7">to its develop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The software is developed by a community.</text:p>
              </text:list-item>
              <text:list-item>
                <text:p><text:span text:style-name="T5">This starts with someone that publishes some code that programs some software</text:span> (and usually, only the source code).</text:p>
              </text:list-item>
              <text:list-item>
                <text:p>Then people interested in this software come and <text:span text:style-name="T6">contribute </text:span><text:span text:style-name="T7">to its development.</text:span></text:p>
              </text:list-item>
              <text:list-item>
                <text:p><text:span text:style-name="T7">This community-driven development is what OSS is usually abou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8">Step 1:</text:span><text:span text:style-name="T9"> Someone wants to publish their work.</text:span></text:p>
              </text:list-item>
              <text:list-item>
                <text:p><text:span text:style-name="T6">Do they just upload a folder / directory with their work somewhere online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How OSS Development</text:span><text:span text:style-name="T1"><text:line-break/></text:span><text:span text:style-name="T1">Usually Work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8">Step 1:</text:span><text:span text:style-name="T9"> Someone wants to publish their work.</text:span></text:p>
              </text:list-item>
              <text:list-item>
                <text:p><text:span text:style-name="T6">Do they just upload a folder / directory with their work somewhere online ?</text:span></text:p>
              </text:list-item>
              <text:list-item>
                <text:p><text:span text:style-name="T7">Usually </text:span><text:span text:style-name="T10">No</text:span><text:span text:style-name="T7"> and for a good reason.</text:span></text:p>
              </text:list-item>
              <text:list-item>
                <text:p><text:span text:style-name="T7">We need some more complex capabilities that simple folders don‘t provi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This is where </text:span><text:span text:style-name="T11">Git</text:span><text:span text:style-name="T12"> </text:span><text:span text:style-name="T13">comes into pla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This is where </text:span><text:span text:style-name="T11">Git</text:span><text:span text:style-name="T12"> </text:span><text:span text:style-name="T13">comes into play.</text:span></text:p>
              </text:list-item>
              <text:list-item>
                <text:p><text:span text:style-name="T13">The basic capability that it provides is the concept of histor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This is where </text:span><text:span text:style-name="T11">Git</text:span><text:span text:style-name="T12"> </text:span><text:span text:style-name="T13">comes into play.</text:span></text:p>
              </text:list-item>
              <text:list-item>
                <text:p><text:span text:style-name="T13">The basic capability that it provides is the concept of history.</text:span></text:p>
              </text:list-item>
              <text:list-item>
                <text:p><text:span text:style-name="T14">Go to Live Demo Mod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Git works with repositories.</text:span></text:p>
              </text:list-item>
              <text:list-item>
                <text:p><text:span text:style-name="T13">A </text:span><text:span text:style-name="T11">Git repository</text:span><text:span text:style-name="T12"> </text:span><text:span text:style-name="T13">is just a fancy name for:</text:span></text:p>
              </text:list-item>
              <text:list-item>
                <text:p><text:span text:style-name="T13">„</text:span><text:span text:style-name="T13">A folder with the current snapshot of my code along with all the files that </text:span><text:span text:style-name="T11">Git</text:span><text:span text:style-name="T13"> needs“.</text:span></text:p>
              </text:list-item>
              <text:list-item>
                <text:p><text:span text:style-name="T13">So, what I publish, is a </text:span><text:span text:style-name="T11">Git repository</text:span><text:span text:style-name="T1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Ok, but where do I puslish this ? Do I upload that somewhere and then just send you the link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Ok, but where do I puslish this ? Do I upload that somewhere and then just send you the link ?</text:span></text:p>
              </text:list-item>
              <text:list-item>
                <text:p><text:span text:style-name="T9">Again, usually </text:span><text:span text:style-name="T16">No</text:span><text:span text:style-name="T17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text-style-name="P6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This is where </text:span><text:span text:style-name="T11">Github</text:span><text:span text:style-name="T12"> </text:span><text:span text:style-name="T9">comes into play.</text:span></text:p>
              </text:list-item>
              <text:list-item>
                <text:p><text:span text:style-name="T9">It is an online platform for </text:span><text:span text:style-name="T11">Git</text:span><text:span text:style-name="T12"> </text:span><text:span text:style-name="T11">repositories</text:span><text:span text:style-name="T9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Source Code Publishment</text:span></text:p>
          </draw:text-box>
        </draw:frame>
        <draw:frame presentation:style-name="pr5" draw:text-style-name="P6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This is where </text:span><text:span text:style-name="T11">Github</text:span><text:span text:style-name="T12"> </text:span><text:span text:style-name="T9">comes into play.</text:span></text:p>
              </text:list-item>
              <text:list-item>
                <text:p><text:span text:style-name="T9">It is an online platform for </text:span><text:span text:style-name="T11">Git</text:span><text:span text:style-name="T12"> </text:span><text:span text:style-name="T11">repositories</text:span><text:span text:style-name="T9">. Essentially, it provides a nice way to view a git repo.</text:span></text:p>
              </text:list-item>
              <text:list-item>
                <text:p><text:span text:style-name="T14">Go to Live Demo Mod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Do I Contribute ?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8">Step 2: The Contribution</text:span></text:p>
              </text:list-item>
              <text:list-item>
                <text:p><text:span text:style-name="T15">Alright, that‘s all good, but how do I contribute to a repository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Do I Contribute ?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8">Alright, that‘s all good, but how do I contribute to a repository ?</text:span></text:p>
              </text:list-item>
              <text:list-item>
                <text:p><text:span text:style-name="T9">You </text:span><text:span text:style-name="T11">fork</text:span><text:span text:style-name="T9"> the repository, you </text:span><text:span text:style-name="T11">commit</text:span><text:span text:style-name="T12"> </text:span><text:span text:style-name="T9">your changes and then </text:span><text:span text:style-name="T11">PR</text:span><text:span text:style-name="T9"> those changes. A </text:span><text:span text:style-name="T11">PR review</text:span><text:span text:style-name="T12"> </text:span><text:span text:style-name="T13">follows</text:span><text:span text:style-name="T12"> </text:span><text:span text:style-name="T13">and if the changes are welcome, they get </text:span><text:span text:style-name="T11">merged</text:span><text:span text:style-name="T13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Do I Contribute ?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Let‘s explain each unknown term in the previous slide separate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Fork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A </text:span><text:span text:style-name="T11">fork</text:span><text:span text:style-name="T12"> </text:span><text:span text:style-name="T13">essentially means „A copy of a repository“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Fork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A </text:span><text:span text:style-name="T11">fork</text:span><text:span text:style-name="T12"> </text:span><text:span text:style-name="T13">essentially means „A copy of a repository“.</text:span></text:p>
              </text:list-item>
              <text:list-item>
                <text:p><text:span text:style-name="T13">That copied repository is owned by you (but it‘s visible that it is a copy of the original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Fork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You can now work on your copy independent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Fork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You can now work on your copy independently.</text:span></text:p>
              </text:list-item>
              <text:list-item>
                <text:p><text:span text:style-name="T13">Then when you‘re ready, you </text:span><text:span text:style-name="T11">PR</text:span><text:span text:style-name="T13"> those chan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Pull Request (PR)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A </text:span><text:span text:style-name="T11">pull request (or PR)</text:span><text:span text:style-name="T12"> </text:span><text:span text:style-name="T13">is a a </text:span><text:span text:style-name="T19">request</text:span><text:span text:style-name="T13"> to the maintainer of the original repository to </text:span><text:span text:style-name="T19">pull</text:span><text:span text:style-name="T13"> your changes.</text:span></text:p>
              </text:list-item>
              <text:list-item>
                <text:p><text:span text:style-name="T13">Pull here means just „incorporate my changes to your project“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PR Review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A PR review is, as the name suggests, a review of your PR, i.e. the changes that you propos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PR Review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A PR review is, as the name suggests, a review of your PR, i.e. the changes that you proposed.</text:span></text:p>
              </text:list-item>
              <text:list-item>
                <text:p><text:span text:style-name="T13">This definetely includes a </text:span><text:span text:style-name="T11">code review</text:span><text:span text:style-name="T13"> but also a review of why this change is beneficial, what are the intentions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Merge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Finally, if people approve the request, it will get </text:span><text:span text:style-name="T11">merged</text:span><text:span text:style-name="T13">. In the Git parlance, merging code involves a lot of details in which we won‘t get in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Merge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Finally, if people approve the request, it will get </text:span><text:span text:style-name="T11">merged</text:span><text:span text:style-name="T13">. In the Git parlance, merging code involves a lot of details in which we won‘t get into.</text:span></text:p>
              </text:list-item>
              <text:list-item>
                <text:p><text:span text:style-name="T13">Bottom-line, your changes were accepted and are now part of the original rep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In essence, the reason that one contributes to OSS is because they want to see better software in the worl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In essence, the reason that one contributes to OSS is because they want to see better software in the world.</text:span></text:p>
              </text:list-item>
              <text:list-item>
                <text:p><text:span text:style-name="T13">For good software to exist, we not only need people that write good cod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We need people that know how to </text:span><text:span text:style-name="T11">document</text:span><text:span text:style-name="T13"> (i.e explain) cod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We need people that know how to </text:span><text:span text:style-name="T11">document</text:span><text:span text:style-name="T13"> (i.e explain) code.</text:span></text:p>
              </text:list-item>
              <text:list-item>
                <text:p><text:span text:style-name="T13">We need people that </text:span><text:span text:style-name="T11">find bugs </text:span><text:span text:style-name="T13">(i.e. problems) in the softwa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3">We need people that know how to </text:span><text:span text:style-name="T11">document</text:span><text:span text:style-name="T13"> (i.e explain) code.</text:span></text:p>
              </text:list-item>
              <text:list-item>
                <text:p><text:span text:style-name="T13">We need people that </text:span><text:span text:style-name="T11">find bugs</text:span><text:span text:style-name="T13"> (i.e. problems) in the software.</text:span></text:p>
              </text:list-item>
              <text:list-item>
                <text:p><text:span text:style-name="T13">People that are good at </text:span><text:span text:style-name="T11">helping</text:span><text:span text:style-name="T13"> others get better at programm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4.321cm" svg:x="1.72cm" svg:y="0.232cm" presentation:class="title" presentation:user-transformed="true">
          <draw:text-box>
            <text:p><text:span text:style-name="T1">Other Kinds of Contributions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And let‘s not forget the </text:span><text:span text:style-name="T11">soft skills</text:span><text:span text:style-name="T9">. Remember that communities play a central role in OSS. And directing a healthy community is harder than it may soun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Key Take-away</text:span></text:p>
          </draw:text-box>
        </draw:frame>
        <draw:frame presentation:style-name="pr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We need people that understand what good software feels like, they want to see more such software and they are willing to help in its developmen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Benefits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What OSS offers to me ?</text:span></text:p>
              </text:list-item>
              <text:list-item>
                <text:p><text:span text:style-name="T9">Meaningful OSS contributions are one of the most important kinds of experience to include in a </text:span><text:span text:style-name="T11">CV</text:span><text:span text:style-name="T9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Benefits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What OSS offers to me ?</text:span></text:p>
              </text:list-item>
              <text:list-item>
                <text:p><text:span text:style-name="T9">You get to </text:span><text:span text:style-name="T11">become a better programmer</text:span><text:span text:style-name="T9">! Although contributing to OSS is not necessary to become a good programmer, it is potentially suffic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Benefits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What OSS offers to me ?</text:span></text:p>
              </text:list-item>
              <text:list-item>
                <text:p><text:span text:style-name="T9">You get to </text:span><text:span text:style-name="T11">interact with some of the best programmers</text:span><text:span text:style-name="T9"> in the world. This is related to the previous one but it obviously stands on its own. :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Benefits</text:span></text:p>
          </draw:text-box>
        </draw:frame>
        <draw:frame presentation:style-name="pr5" draw:text-style-name="P5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15">What OSS offers to me ?</text:span></text:p>
              </text:list-item>
              <text:list-item>
                <text:p><text:span text:style-name="T9">You get to </text:span><text:span text:style-name="T11">program</text:span><text:span text:style-name="T9"> not because someone told you to but </text:span><text:span text:style-name="T11">because you chose to</text:span><text:span text:style-name="T9">..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we will operate</text:span></text:p>
          </draw:text-box>
        </draw:frame>
        <draw:frame presentation:style-name="pr5" draw:text-style-name="P6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We will communicate via </text:span><text:span text:style-name="T20"><text:a xlink:href="http://slack.com/" xlink:type="simple">Slack</text:a></text:span><text:span text:style-name="T9">.</text:span></text:p>
              </text:list-item>
              <text:list-item>
                <text:p><text:span text:style-name="T9">This is a forum-like service that can help us have public discuss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we will operate</text:span></text:p>
          </draw:text-box>
        </draw:frame>
        <draw:frame presentation:style-name="pr5" draw:text-style-name="P6" draw:layer="layout" svg:width="30.271cm" svg:height="11.252cm" svg:x="1.72cm" svg:y="5.2cm" presentation:class="outline" presentation:user-transformed="true">
          <draw:text-box>
            <text:list text:style-name="L3">
              <text:list-item>
                <text:p><text:span text:style-name="T9">We will communicate via </text:span><text:span text:style-name="T20"><text:a xlink:href="http://slack.com/" xlink:type="simple">Slack</text:a></text:span><text:span text:style-name="T9">.</text:span></text:p>
              </text:list-item>
              <text:list-item>
                <text:p><text:span text:style-name="T9">This is a forum-like service that can help us have public discussions.</text:span></text:p>
              </text:list-item>
              <text:list-item>
                <text:p><text:span text:style-name="T9">Other than that, 4 main actions are proposed to help people get involved in open-source develop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4 Actions</text:span></text:p>
          </draw:text-box>
        </draw:frame>
        <draw:frame presentation:style-name="pr5" draw:text-style-name="P6" draw:layer="layout" svg:width="30.271cm" svg:height="11.252cm" svg:x="1.72cm" svg:y="5.2cm" presentation:class="outline" presentation:user-transformed="true">
          <draw:text-box>
            <text:list text:style-name="L4">
              <text:list-item>
                <text:p><text:span text:style-name="T9"><text:s/></text:span><text:span text:style-name="T9">A mock project</text:span></text:p>
              </text:list-item>
              <text:list-item>
                <text:p><text:span text:style-name="T9"><text:s/></text:span><text:span text:style-name="T9">Talks from you in technical topics (e.g. Git usage)</text:span></text:p>
              </text:list-item>
              <text:list-item>
                <text:p><text:span text:style-name="T9"><text:s/></text:span><text:span text:style-name="T9">Talks from you in either your own open-source project or a presentation of a popular o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The 4 Actions</text:span></text:p>
          </draw:text-box>
        </draw:frame>
        <draw:frame presentation:style-name="pr5" draw:text-style-name="P7" draw:layer="layout" svg:width="30.271cm" svg:height="11.252cm" svg:x="0.719cm" svg:y="5.2cm" presentation:class="outline" presentation:user-transformed="true">
          <draw:text-box>
            <text:list text:style-name="L2">
              <text:list-header>
                <text:p><text:span text:style-name="T21">4. Questions and Answers in Slack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to join us</text:span></text:p>
          </draw:text-box>
        </draw:frame>
        <draw:frame presentation:style-name="pr5" draw:text-style-name="P7" draw:layer="layout" svg:width="30.271cm" svg:height="11.252cm" svg:x="0.719cm" svg:y="5.2cm" presentation:class="outline" presentation:user-transformed="true">
          <draw:text-box>
            <text:list text:style-name="L2">
              <text:list-header>
                <text:p><text:span text:style-name="T21">Use this </text:span><text:span text:style-name="T22"><text:a xlink:href="https://join.slack.com/t/uoastudentchapter/shared_invite/enQtODIwMzg5OTQyODAxLTMyMzI2NTE5OTRlYmU0Yzc5YWU3YmI3Yjc3ZTdiYWI1M2RjN2Y1ZDM0M2JkMTdjNDg5MGY1ZTBjOGIxNTdiOTk" xlink:type="simple">invitation link</text:a></text:span><text:span text:style-name="T23"><text:s/></text:span><text:span text:style-name="T24">to join us in Slack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to join us</text:span></text:p>
          </draw:text-box>
        </draw:frame>
        <draw:frame presentation:style-name="pr5" draw:text-style-name="P7" draw:layer="layout" svg:width="30.271cm" svg:height="11.252cm" svg:x="0.719cm" svg:y="5.2cm" presentation:class="outline" presentation:user-transformed="true">
          <draw:text-box>
            <text:list text:style-name="L2">
              <text:list-header>
                <text:p><text:span text:style-name="T21">Use this </text:span><text:span text:style-name="T22"><text:a xlink:href="https://join.slack.com/t/uoastudentchapter/shared_invite/enQtODIwMzg5OTQyODAxLTMyMzI2NTE5OTRlYmU0Yzc5YWU3YmI3Yjc3ZTdiYWI1M2RjN2Y1ZDM0M2JkMTdjNDg5MGY1ZTBjOGIxNTdiOTk" xlink:type="simple">invitation link</text:a></text:span><text:span text:style-name="T23"><text:s/></text:span><text:span text:style-name="T24">to join us in Slack.</text:span></text:p>
                <text:p><text:span text:style-name="T24">Then, join the #open_source channel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Hexagons" presentation:presentation-page-layout-name="AL1T1">
        <office:forms form:automatic-focus="false" form:apply-design-mode="false"/>
        <draw:frame presentation:style-name="pr7" draw:layer="layout" svg:width="30.959cm" svg:height="3.239cm" svg:x="1.72cm" svg:y="0.773cm" presentation:class="title" presentation:user-transformed="true">
          <draw:text-box>
            <text:p><text:span text:style-name="T1">How to join us</text:span></text:p>
          </draw:text-box>
        </draw:frame>
        <draw:frame presentation:style-name="pr5" draw:text-style-name="P7" draw:layer="layout" svg:width="30.271cm" svg:height="11.252cm" svg:x="0.719cm" svg:y="5.2cm" presentation:class="outline" presentation:user-transformed="true">
          <draw:text-box>
            <text:list text:style-name="L2">
              <text:list-header>
                <text:p><text:span text:style-name="T21">Use this </text:span><text:span text:style-name="T22"><text:a xlink:href="https://join.slack.com/t/uoastudentchapter/shared_invite/enQtODIwMzg5OTQyODAxLTMyMzI2NTE5OTRlYmU0Yzc5YWU3YmI3Yjc3ZTdiYWI1M2RjN2Y1ZDM0M2JkMTdjNDg5MGY1ZTBjOGIxNTdiOTk" xlink:type="simple">invitation link</text:a></text:span><text:span text:style-name="T23"><text:s/></text:span><text:span text:style-name="T24">to join us in Slack.</text:span></text:p>
                <text:p><text:span text:style-name="T24">Then, join the #open_source channel.</text:span></text:p>
                <text:p><text:span text:style-name="T24"/></text:p>
                <text:p><text:span text:style-name="T24"><text:s text:c="15"/></text:span><text:span text:style-name="T25">Thank you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svg:stroke-color="#808080" draw:fill="none" draw:auto-grow-height="false" draw:fit-to-size="shrink-to-fit" style:shrink-to-fit="true" draw:shadow-color="#000000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58cm" fo:text-indent="0cm"/>
      <style:text-properties fo:color="#ffffff" style:text-outline="false" style:text-line-through-style="none" style:text-line-through-type="none" style:font-name="DejaVu Sans Light" fo:font-family="'DejaVu Sans Light'" style:font-family-generic="swiss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69cm" fo:text-indent="0cm"/>
      <style:text-properties style:font-name="DejaVu Sans Light" fo:font-family="'DejaVu Sans Light'" style:font-family-generic="swiss" style:font-pitch="variable" fo:font-size="25.7999992370605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76cm" fo:text-indent="0cm"/>
      <style:text-properties style:font-name="DejaVu Sans Light" fo:font-family="'DejaVu Sans Light'" style:font-family-generic="swiss" style:font-pitch="variable" fo:font-size="22.2000007629395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84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40.5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Hexagons" style:page-layout-name="PM1" draw:style-name="Mdp1">
      <office:forms form:automatic-focus="false" form:apply-design-mode="false"/>
      <draw:frame draw:style-name="Mgr3" draw:text-style-name="MP5" draw:layer="backgroundobjects" svg:width="34.4cm" svg:height="19.399cm" svg:x="0cm" svg:y="0.001cm">
        <draw:image xlink:href="Pictures/100000000000053800000300EC1D3B31427BCCEC.jpg" xlink:type="simple" xlink:show="embed" xlink:actuate="onLoad">
          <text:p/>
        </draw:image>
      </draw:frame>
      <draw:frame presentation:style-name="Hexagons-title" draw:layer="backgroundobjects" svg:width="30.959cm" svg:height="3.239cm" svg:x="1.72cm" svg:y="0.773cm" presentation:class="titl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00:28:07.213689852</meta:creation-date>
    <meta:editing-duration>PT30M12S</meta:editing-duration>
    <meta:editing-cycles>7</meta:editing-cycles>
    <meta:generator>LibreOffice/6.0.7.3$Linux_X86_64 LibreOffice_project/00m0$Build-3</meta:generator>
    <dc:date>2019-11-12T03:41:36.086770245</dc:date>
    <meta:document-statistic meta:object-count="212"/>
  </office:meta>
</office:document-meta>
</file>